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Benchmarks</text:p>
          </table:table-cell>
          <table:table-cell office:value-type="string" calcext:value-type="string">
            <text:p>sim_seconds</text:p>
          </table:table-cell>
          <table:table-cell office:value-type="string" calcext:value-type="string">
            <text:p>CPI</text:p>
          </table:table-cell>
          <table:table-cell office:value-type="string" calcext:value-type="string">
            <text:p>dcache Miss Rate</text:p>
          </table:table-cell>
          <table:table-cell office:value-type="string" calcext:value-type="string">
            <text:p>icache Miss Rate</text:p>
          </table:table-cell>
          <table:table-cell office:value-type="string" calcext:value-type="string">
            <text:p>L2 Cache Miss Rate</text:p>
          </table:table-cell>
        </table:table-row>
        <table:table-row table:style-name="ro1">
          <table:table-cell office:value-type="string" calcext:value-type="string">
            <text:p>dcache_32</text:p>
          </table:table-cell>
          <table:table-cell office:value-type="float" office:value="0.706128" calcext:value-type="float">
            <text:p>0,706128</text:p>
          </table:table-cell>
          <table:table-cell office:value-type="float" office:value="7.061276" calcext:value-type="float">
            <text:p>7,061276</text:p>
          </table:table-cell>
          <table:table-cell office:value-type="float" office:value="0.122441" calcext:value-type="float">
            <text:p>0,122441</text:p>
          </table:table-cell>
          <table:table-cell office:value-type="float" office:value="0.00002" calcext:value-type="float">
            <text:p>2E-05</text:p>
          </table:table-cell>
          <table:table-cell office:value-type="float" office:value="0.990081" calcext:value-type="float">
            <text:p>0,990081</text:p>
          </table:table-cell>
        </table:table-row>
        <table:table-row table:style-name="ro1">
          <table:table-cell office:value-type="string" calcext:value-type="string">
            <text:p>dcache_64</text:p>
          </table:table-cell>
          <table:table-cell office:value-type="float" office:value="0.706075" calcext:value-type="float">
            <text:p>0,706075</text:p>
          </table:table-cell>
          <table:table-cell office:value-type="float" office:value="7.060751" calcext:value-type="float">
            <text:p>7,060751</text:p>
          </table:table-cell>
          <table:table-cell office:value-type="float" office:value="0.122393" calcext:value-type="float">
            <text:p>0,122393</text:p>
          </table:table-cell>
          <table:table-cell office:value-type="float" office:value="0.00002" calcext:value-type="float">
            <text:p>2E-05</text:p>
          </table:table-cell>
          <table:table-cell office:value-type="float" office:value="0.990849" calcext:value-type="float">
            <text:p>0,990849</text:p>
          </table:table-cell>
        </table:table-row>
        <table:table-row table:style-name="ro1">
          <table:table-cell office:value-type="string" calcext:value-type="string">
            <text:p>dcache_128</text:p>
          </table:table-cell>
          <table:table-cell office:value-type="float" office:value="0.706046" calcext:value-type="float">
            <text:p>0,706046</text:p>
          </table:table-cell>
          <table:table-cell office:value-type="float" office:value="7.060465" calcext:value-type="float">
            <text:p>7,060465</text:p>
          </table:table-cell>
          <table:table-cell office:value-type="float" office:value="0.122368" calcext:value-type="float">
            <text:p>0,122368</text:p>
          </table:table-cell>
          <table:table-cell office:value-type="float" office:value="0.00002" calcext:value-type="float">
            <text:p>2E-05</text:p>
          </table:table-cell>
          <table:table-cell office:value-type="float" office:value="0.991256" calcext:value-type="float">
            <text:p>0,991256</text:p>
          </table:table-cell>
        </table:table-row>
        <table:table-row table:style-name="ro1">
          <table:table-cell office:value-type="string" calcext:value-type="string">
            <text:p>icache_32</text:p>
          </table:table-cell>
          <table:table-cell office:value-type="float" office:value="0.706132" calcext:value-type="float">
            <text:p>0,706132</text:p>
          </table:table-cell>
          <table:table-cell office:value-type="float" office:value="7.061319" calcext:value-type="float">
            <text:p>7,061319</text:p>
          </table:table-cell>
          <table:table-cell office:value-type="float" office:value="0.122441" calcext:value-type="float">
            <text:p>0,122441</text:p>
          </table:table-cell>
          <table:table-cell office:value-type="float" office:value="0.000022" calcext:value-type="float">
            <text:p>2,2E-05</text:p>
          </table:table-cell>
          <table:table-cell office:value-type="float" office:value="0.990072" calcext:value-type="float">
            <text:p>0,990072</text:p>
          </table:table-cell>
        </table:table-row>
        <table:table-row table:style-name="ro1">
          <table:table-cell office:value-type="string" calcext:value-type="string">
            <text:p>icache_64</text:p>
          </table:table-cell>
          <table:table-cell office:value-type="float" office:value="0.706128" calcext:value-type="float">
            <text:p>0,706128</text:p>
          </table:table-cell>
          <table:table-cell office:value-type="float" office:value="7.061276" calcext:value-type="float">
            <text:p>7,061276</text:p>
          </table:table-cell>
          <table:table-cell office:value-type="float" office:value="0.122441" calcext:value-type="float">
            <text:p>0,122441</text:p>
          </table:table-cell>
          <table:table-cell office:value-type="float" office:value="0.00002" calcext:value-type="float">
            <text:p>2E-05</text:p>
          </table:table-cell>
          <table:table-cell office:value-type="float" office:value="0.990081" calcext:value-type="float">
            <text:p>0,990081</text:p>
          </table:table-cell>
        </table:table-row>
        <table:table-row table:style-name="ro1">
          <table:table-cell office:value-type="string" calcext:value-type="string">
            <text:p>icache_128</text:p>
          </table:table-cell>
          <table:table-cell office:value-type="float" office:value="0.70613" calcext:value-type="float">
            <text:p>0,70613</text:p>
          </table:table-cell>
          <table:table-cell office:value-type="float" office:value="7.061298" calcext:value-type="float">
            <text:p>7,061298</text:p>
          </table:table-cell>
          <table:table-cell office:value-type="float" office:value="0.122441" calcext:value-type="float">
            <text:p>0,122441</text:p>
          </table:table-cell>
          <table:table-cell office:value-type="float" office:value="0.000019" calcext:value-type="float">
            <text:p>1,9E-05</text:p>
          </table:table-cell>
          <table:table-cell office:value-type="float" office:value="0.990086" calcext:value-type="float">
            <text:p>0,990086</text:p>
          </table:table-cell>
        </table:table-row>
        <table:table-row table:style-name="ro1">
          <table:table-cell office:value-type="string" calcext:value-type="string">
            <text:p>L2_512kB</text:p>
          </table:table-cell>
          <table:table-cell office:value-type="float" office:value="0.706128" calcext:value-type="float">
            <text:p>0,706128</text:p>
          </table:table-cell>
          <table:table-cell office:value-type="float" office:value="7.061276" calcext:value-type="float">
            <text:p>7,061276</text:p>
          </table:table-cell>
          <table:table-cell office:value-type="float" office:value="0.122441" calcext:value-type="float">
            <text:p>0,122441</text:p>
          </table:table-cell>
          <table:table-cell office:value-type="float" office:value="0.00002" calcext:value-type="float">
            <text:p>2E-05</text:p>
          </table:table-cell>
          <table:table-cell office:value-type="float" office:value="0.990081" calcext:value-type="float">
            <text:p>0,990081</text:p>
          </table:table-cell>
        </table:table-row>
        <table:table-row table:style-name="ro1">
          <table:table-cell office:value-type="string" calcext:value-type="string">
            <text:p>L2_1MB</text:p>
          </table:table-cell>
          <table:table-cell office:value-type="float" office:value="0.706095" calcext:value-type="float">
            <text:p>0,706095</text:p>
          </table:table-cell>
          <table:table-cell office:value-type="float" office:value="7.060945" calcext:value-type="float">
            <text:p>7,060945</text:p>
          </table:table-cell>
          <table:table-cell office:value-type="float" office:value="0.122441" calcext:value-type="float">
            <text:p>0,122441</text:p>
          </table:table-cell>
          <table:table-cell office:value-type="float" office:value="0.00002" calcext:value-type="float">
            <text:p>2E-05</text:p>
          </table:table-cell>
          <table:table-cell office:value-type="float" office:value="0.99008" calcext:value-type="float">
            <text:p>0,99008</text:p>
          </table:table-cell>
        </table:table-row>
        <table:table-row table:style-name="ro1">
          <table:table-cell office:value-type="string" calcext:value-type="string">
            <text:p>L2_2MB</text:p>
          </table:table-cell>
          <table:table-cell office:value-type="float" office:value="0.706016" calcext:value-type="float">
            <text:p>0,706016</text:p>
          </table:table-cell>
          <table:table-cell office:value-type="float" office:value="7.060163" calcext:value-type="float">
            <text:p>7,060163</text:p>
          </table:table-cell>
          <table:table-cell office:value-type="float" office:value="0.122441" calcext:value-type="float">
            <text:p>0,122441</text:p>
          </table:table-cell>
          <table:table-cell office:value-type="float" office:value="0.00002" calcext:value-type="float">
            <text:p>2E-05</text:p>
          </table:table-cell>
          <table:table-cell office:value-type="float" office:value="0.99008" calcext:value-type="float">
            <text:p>0,99008</text:p>
          </table:table-cell>
        </table:table-row>
        <table:table-row table:style-name="ro1">
          <table:table-cell office:value-type="string" calcext:value-type="string">
            <text:p>L2_4MB</text:p>
          </table:table-cell>
          <table:table-cell office:value-type="float" office:value="0.705849" calcext:value-type="float">
            <text:p>0,705849</text:p>
          </table:table-cell>
          <table:table-cell office:value-type="float" office:value="7.05849" calcext:value-type="float">
            <text:p>7,05849</text:p>
          </table:table-cell>
          <table:table-cell office:value-type="float" office:value="0.122441" calcext:value-type="float">
            <text:p>0,122441</text:p>
          </table:table-cell>
          <table:table-cell office:value-type="float" office:value="0.00002" calcext:value-type="float">
            <text:p>2E-05</text:p>
          </table:table-cell>
          <table:table-cell office:value-type="float" office:value="0.99008" calcext:value-type="float">
            <text:p>0,99008</text:p>
          </table:table-cell>
        </table:table-row>
        <table:table-row table:style-name="ro1">
          <table:table-cell office:value-type="string" calcext:value-type="string">
            <text:p>Assoc_L1i_1</text:p>
          </table:table-cell>
          <table:table-cell office:value-type="float" office:value="0.706128" calcext:value-type="float">
            <text:p>0,706128</text:p>
          </table:table-cell>
          <table:table-cell office:value-type="float" office:value="7.061276" calcext:value-type="float">
            <text:p>7,061276</text:p>
          </table:table-cell>
          <table:table-cell office:value-type="float" office:value="0.122441" calcext:value-type="float">
            <text:p>0,122441</text:p>
          </table:table-cell>
          <table:table-cell office:value-type="float" office:value="0.00002" calcext:value-type="float">
            <text:p>2E-05</text:p>
          </table:table-cell>
          <table:table-cell office:value-type="float" office:value="0.990081" calcext:value-type="float">
            <text:p>0,990081</text:p>
          </table:table-cell>
        </table:table-row>
        <table:table-row table:style-name="ro1">
          <table:table-cell office:value-type="string" calcext:value-type="string">
            <text:p>Assoc_L1i_2</text:p>
          </table:table-cell>
          <table:table-cell office:value-type="float" office:value="0.706132" calcext:value-type="float">
            <text:p>0,706132</text:p>
          </table:table-cell>
          <table:table-cell office:value-type="float" office:value="7.061317" calcext:value-type="float">
            <text:p>7,061317</text:p>
          </table:table-cell>
          <table:table-cell office:value-type="float" office:value="0.122441" calcext:value-type="float">
            <text:p>0,122441</text:p>
          </table:table-cell>
          <table:table-cell office:value-type="float" office:value="0.000019" calcext:value-type="float">
            <text:p>1,9E-05</text:p>
          </table:table-cell>
          <table:table-cell office:value-type="float" office:value="0.990087" calcext:value-type="float">
            <text:p>0,990087</text:p>
          </table:table-cell>
        </table:table-row>
        <table:table-row table:style-name="ro1">
          <table:table-cell office:value-type="string" calcext:value-type="string">
            <text:p>Assoc_L1i_4</text:p>
          </table:table-cell>
          <table:table-cell office:value-type="float" office:value="0.706128" calcext:value-type="float">
            <text:p>0,706128</text:p>
          </table:table-cell>
          <table:table-cell office:value-type="float" office:value="7.061279" calcext:value-type="float">
            <text:p>7,061279</text:p>
          </table:table-cell>
          <table:table-cell office:value-type="float" office:value="0.122441" calcext:value-type="float">
            <text:p>0,122441</text:p>
          </table:table-cell>
          <table:table-cell office:value-type="float" office:value="0.000019" calcext:value-type="float">
            <text:p>1,9E-05</text:p>
          </table:table-cell>
          <table:table-cell office:value-type="float" office:value="0.990088" calcext:value-type="float">
            <text:p>0,990088</text:p>
          </table:table-cell>
        </table:table-row>
        <table:table-row table:style-name="ro1">
          <table:table-cell office:value-type="string" calcext:value-type="string">
            <text:p>Assoc_L1i_8</text:p>
          </table:table-cell>
          <table:table-cell office:value-type="float" office:value="0.706128" calcext:value-type="float">
            <text:p>0,706128</text:p>
          </table:table-cell>
          <table:table-cell office:value-type="float" office:value="7.061276" calcext:value-type="float">
            <text:p>7,061276</text:p>
          </table:table-cell>
          <table:table-cell office:value-type="float" office:value="0.122441" calcext:value-type="float">
            <text:p>0,122441</text:p>
          </table:table-cell>
          <table:table-cell office:value-type="float" office:value="0.000019" calcext:value-type="float">
            <text:p>1,9E-05</text:p>
          </table:table-cell>
          <table:table-cell office:value-type="float" office:value="0.990088" calcext:value-type="float">
            <text:p>0,990088</text:p>
          </table:table-cell>
        </table:table-row>
        <table:table-row table:style-name="ro1">
          <table:table-cell office:value-type="string" calcext:value-type="string">
            <text:p>Assoc_L1d_1</text:p>
          </table:table-cell>
          <table:table-cell office:value-type="float" office:value="0.706128" calcext:value-type="float">
            <text:p>0,706128</text:p>
          </table:table-cell>
          <table:table-cell office:value-type="float" office:value="7.061276" calcext:value-type="float">
            <text:p>7,061276</text:p>
          </table:table-cell>
          <table:table-cell office:value-type="float" office:value="0.122441" calcext:value-type="float">
            <text:p>0,122441</text:p>
          </table:table-cell>
          <table:table-cell office:value-type="float" office:value="0.00002" calcext:value-type="float">
            <text:p>2E-05</text:p>
          </table:table-cell>
          <table:table-cell office:value-type="float" office:value="0.990081" calcext:value-type="float">
            <text:p>0,990081</text:p>
          </table:table-cell>
        </table:table-row>
        <table:table-row table:style-name="ro1">
          <table:table-cell office:value-type="string" calcext:value-type="string">
            <text:p>Assoc_L1d_2</text:p>
          </table:table-cell>
          <table:table-cell office:value-type="float" office:value="0.704125" calcext:value-type="float">
            <text:p>0,704125</text:p>
          </table:table-cell>
          <table:table-cell office:value-type="float" office:value="7.041252" calcext:value-type="float">
            <text:p>7,041252</text:p>
          </table:table-cell>
          <table:table-cell office:value-type="float" office:value="0.121833" calcext:value-type="float">
            <text:p>0,121833</text:p>
          </table:table-cell>
          <table:table-cell office:value-type="float" office:value="0.00002" calcext:value-type="float">
            <text:p>2E-05</text:p>
          </table:table-cell>
          <table:table-cell office:value-type="float" office:value="0.999949" calcext:value-type="float">
            <text:p>0,999949</text:p>
          </table:table-cell>
        </table:table-row>
        <table:table-row table:style-name="ro1">
          <table:table-cell office:value-type="string" calcext:value-type="string">
            <text:p>Assoc_L1d_4</text:p>
          </table:table-cell>
          <table:table-cell office:value-type="float" office:value="0.704119" calcext:value-type="float">
            <text:p>0,704119</text:p>
          </table:table-cell>
          <table:table-cell office:value-type="float" office:value="7.04119" calcext:value-type="float">
            <text:p>7,04119</text:p>
          </table:table-cell>
          <table:table-cell office:value-type="float" office:value="0.121831" calcext:value-type="float">
            <text:p>0,121831</text:p>
          </table:table-cell>
          <table:table-cell office:value-type="float" office:value="0.00002" calcext:value-type="float">
            <text:p>2E-05</text:p>
          </table:table-cell>
          <table:table-cell office:value-type="float" office:value="0.999975" calcext:value-type="float">
            <text:p>0,999975</text:p>
          </table:table-cell>
        </table:table-row>
        <table:table-row table:style-name="ro1">
          <table:table-cell office:value-type="string" calcext:value-type="string">
            <text:p>Assoc_L1d_8</text:p>
          </table:table-cell>
          <table:table-cell office:value-type="float" office:value="0.704121" calcext:value-type="float">
            <text:p>0,704121</text:p>
          </table:table-cell>
          <table:table-cell office:value-type="float" office:value="7.04121" calcext:value-type="float">
            <text:p>7,04121</text:p>
          </table:table-cell>
          <table:table-cell office:value-type="float" office:value="0.121831" calcext:value-type="float">
            <text:p>0,121831</text:p>
          </table:table-cell>
          <table:table-cell office:value-type="float" office:value="0.00002" calcext:value-type="float">
            <text:p>2E-05</text:p>
          </table:table-cell>
          <table:table-cell office:value-type="float" office:value="0.999976" calcext:value-type="float">
            <text:p>0,999976</text:p>
          </table:table-cell>
        </table:table-row>
        <table:table-row table:style-name="ro1">
          <table:table-cell office:value-type="string" calcext:value-type="string">
            <text:p>Assoc_L2_1</text:p>
          </table:table-cell>
          <table:table-cell office:value-type="float" office:value="0.706126" calcext:value-type="float">
            <text:p>0,706126</text:p>
          </table:table-cell>
          <table:table-cell office:value-type="float" office:value="7.061255" calcext:value-type="float">
            <text:p>7,061255</text:p>
          </table:table-cell>
          <table:table-cell office:value-type="float" office:value="0.122441" calcext:value-type="float">
            <text:p>0,122441</text:p>
          </table:table-cell>
          <table:table-cell office:value-type="float" office:value="0.00002" calcext:value-type="float">
            <text:p>2E-05</text:p>
          </table:table-cell>
          <table:table-cell office:value-type="float" office:value="0.990082" calcext:value-type="float">
            <text:p>0,990082</text:p>
          </table:table-cell>
        </table:table-row>
        <table:table-row table:style-name="ro1">
          <table:table-cell office:value-type="string" calcext:value-type="string">
            <text:p>Assoc_L2_2</text:p>
          </table:table-cell>
          <table:table-cell office:value-type="float" office:value="0.706128" calcext:value-type="float">
            <text:p>0,706128</text:p>
          </table:table-cell>
          <table:table-cell office:value-type="float" office:value="7.061276" calcext:value-type="float">
            <text:p>7,061276</text:p>
          </table:table-cell>
          <table:table-cell office:value-type="float" office:value="0.122441" calcext:value-type="float">
            <text:p>0,122441</text:p>
          </table:table-cell>
          <table:table-cell office:value-type="float" office:value="0.00002" calcext:value-type="float">
            <text:p>2E-05</text:p>
          </table:table-cell>
          <table:table-cell office:value-type="float" office:value="0.990081" calcext:value-type="float">
            <text:p>0,990081</text:p>
          </table:table-cell>
        </table:table-row>
        <table:table-row table:style-name="ro1">
          <table:table-cell office:value-type="string" calcext:value-type="string">
            <text:p>Assoc_L2_4</text:p>
          </table:table-cell>
          <table:table-cell office:value-type="float" office:value="0.706137" calcext:value-type="float">
            <text:p>0,706137</text:p>
          </table:table-cell>
          <table:table-cell office:value-type="float" office:value="7.061374" calcext:value-type="float">
            <text:p>7,061374</text:p>
          </table:table-cell>
          <table:table-cell office:value-type="float" office:value="0.122441" calcext:value-type="float">
            <text:p>0,122441</text:p>
          </table:table-cell>
          <table:table-cell office:value-type="float" office:value="0.00002" calcext:value-type="float">
            <text:p>2E-05</text:p>
          </table:table-cell>
          <table:table-cell office:value-type="float" office:value="0.99008" calcext:value-type="float">
            <text:p>0,99008</text:p>
          </table:table-cell>
        </table:table-row>
        <table:table-row table:style-name="ro1">
          <table:table-cell office:value-type="string" calcext:value-type="string">
            <text:p>Assoc_L2_8</text:p>
          </table:table-cell>
          <table:table-cell office:value-type="float" office:value="0.706063" calcext:value-type="float">
            <text:p>0,706063</text:p>
          </table:table-cell>
          <table:table-cell office:value-type="float" office:value="7.060628" calcext:value-type="float">
            <text:p>7,060628</text:p>
          </table:table-cell>
          <table:table-cell office:value-type="float" office:value="0.122441" calcext:value-type="float">
            <text:p>0,122441</text:p>
          </table:table-cell>
          <table:table-cell office:value-type="float" office:value="0.00002" calcext:value-type="float">
            <text:p>2E-05</text:p>
          </table:table-cell>
          <table:table-cell office:value-type="float" office:value="0.99008" calcext:value-type="float">
            <text:p>0,99008</text:p>
          </table:table-cell>
        </table:table-row>
        <table:table-row table:style-name="ro1">
          <table:table-cell office:value-type="string" calcext:value-type="string">
            <text:p>linesize_32</text:p>
          </table:table-cell>
          <table:table-cell office:value-type="float" office:value="1.166981" calcext:value-type="float">
            <text:p>1,166981</text:p>
          </table:table-cell>
          <table:table-cell office:value-type="float" office:value="11.669811" calcext:value-type="float">
            <text:p>11,669811</text:p>
          </table:table-cell>
          <table:table-cell office:value-type="float" office:value="0.24397" calcext:value-type="float">
            <text:p>0,24397</text:p>
          </table:table-cell>
          <table:table-cell office:value-type="float" office:value="0.000023" calcext:value-type="float">
            <text:p>2,3E-05</text:p>
          </table:table-cell>
          <table:table-cell office:value-type="float" office:value="0.997409" calcext:value-type="float">
            <text:p>0,997409</text:p>
          </table:table-cell>
        </table:table-row>
        <table:table-row table:style-name="ro1">
          <table:table-cell office:value-type="string" calcext:value-type="string">
            <text:p>linesize_64</text:p>
          </table:table-cell>
          <table:table-cell office:value-type="float" office:value="0.706128" calcext:value-type="float">
            <text:p>0,706128</text:p>
          </table:table-cell>
          <table:table-cell office:value-type="float" office:value="7.061276" calcext:value-type="float">
            <text:p>7,061276</text:p>
          </table:table-cell>
          <table:table-cell office:value-type="float" office:value="0.122441" calcext:value-type="float">
            <text:p>0,122441</text:p>
          </table:table-cell>
          <table:table-cell office:value-type="float" office:value="0.00002" calcext:value-type="float">
            <text:p>2E-05</text:p>
          </table:table-cell>
          <table:table-cell office:value-type="float" office:value="0.990081" calcext:value-type="float">
            <text:p>0,990081</text:p>
          </table:table-cell>
        </table:table-row>
        <table:table-row table:style-name="ro1">
          <table:table-cell office:value-type="string" calcext:value-type="string">
            <text:p>linesize_128</text:p>
          </table:table-cell>
          <table:table-cell office:value-type="float" office:value="0.501625" calcext:value-type="float">
            <text:p>0,501625</text:p>
          </table:table-cell>
          <table:table-cell office:value-type="float" office:value="5.016252" calcext:value-type="float">
            <text:p>5,016252</text:p>
          </table:table-cell>
          <table:table-cell office:value-type="float" office:value="0.062105" calcext:value-type="float">
            <text:p>0,062105</text:p>
          </table:table-cell>
          <table:table-cell office:value-type="float" office:value="0.000014" calcext:value-type="float">
            <text:p>1,4E-05</text:p>
          </table:table-cell>
          <table:table-cell office:value-type="float" office:value="0.962523" calcext:value-type="float">
            <text:p>0,96252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l" fo:country="G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4T04:20:41.159195050</meta:creation-date>
    <dc:date>2019-12-14T04:26:31.536869636</dc:date>
    <meta:editing-duration>PT5M50S</meta:editing-duration>
    <meta:editing-cycles>2</meta:editing-cycles>
    <meta:generator>LibreOffice/6.0.7.3$Linux_X86_64 LibreOffice_project/00m0$Build-3</meta:generator>
    <meta:document-statistic meta:table-count="1" meta:cell-count="156" meta:object-count="0"/>
  </office:meta>
</office:document-meta>
</file>